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6d948"/>
    </style:style>
    <style:style style:name="P2" style:family="paragraph" style:parent-style-name="Heading_20_3">
      <style:text-properties officeooo:rsid="0016d948" officeooo:paragraph-rsid="0016d948"/>
    </style:style>
    <style:style style:name="P3" style:family="paragraph" style:parent-style-name="Heading_20_3">
      <style:text-properties officeooo:rsid="0016d948" officeooo:paragraph-rsid="00197819"/>
    </style:style>
    <style:style style:name="P4" style:family="paragraph" style:parent-style-name="Heading_20_3">
      <style:text-properties officeooo:paragraph-rsid="00178be6"/>
    </style:style>
    <style:style style:name="P5" style:family="paragraph" style:parent-style-name="Heading_20_3">
      <style:text-properties officeooo:rsid="00178be6" officeooo:paragraph-rsid="00178be6"/>
    </style:style>
    <style:style style:name="P6" style:family="paragraph" style:parent-style-name="Heading_20_3">
      <style:text-properties style:font-name="Liberation Serif" fo:font-size="14pt" fo:font-weight="bold" officeooo:rsid="0016d948" officeooo:paragraph-rsid="00197819" style:font-name-asian="Noto Sans Mono CJK SC" style:font-size-asian="14pt" style:font-weight-asian="bold" style:font-name-complex="Liberation Mono" style:font-size-complex="14pt" style:font-weight-complex="bold"/>
    </style:style>
    <style:style style:name="P7" style:family="paragraph" style:parent-style-name="Heading_20_3">
      <style:text-properties style:font-name="Liberation Serif" fo:font-size="14pt" fo:font-weight="bold" officeooo:rsid="0016d948" officeooo:paragraph-rsid="001a6ce4" style:font-name-asian="Noto Sans Mono CJK SC" style:font-size-asian="14pt" style:font-weight-asian="bold" style:font-name-complex="Liberation Mono" style:font-size-complex="14pt" style:font-weight-complex="bold"/>
    </style:style>
    <style:style style:name="P8" style:family="paragraph" style:parent-style-name="Heading_20_3">
      <style:text-properties style:font-name="Liberation Serif" fo:font-size="14pt" fo:font-weight="bold" officeooo:rsid="0016d948" officeooo:paragraph-rsid="001b0a51" style:font-name-asian="Noto Sans Mono CJK SC" style:font-size-asian="14pt" style:font-weight-asian="bold" style:font-name-complex="Liberation Mono" style:font-size-complex="14pt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paragraph-rsid="00178be6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178be6" officeooo:paragraph-rsid="00178be6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97819"/>
    </style:style>
    <style:style style:name="P13" style:family="paragraph" style:parent-style-name="Text_20_body">
      <style:paragraph-properties fo:margin-top="0cm" fo:margin-bottom="0.499cm" loext:contextual-spacing="false"/>
      <style:text-properties style:font-name="Liberation Mono" fo:font-size="10pt" officeooo:paragraph-rsid="00178be6" style:font-name-asian="Noto Sans Mono CJK SC" style:font-size-asian="10pt" style:font-name-complex="Liberation Mono" style:font-size-complex="10pt"/>
    </style:style>
    <style:style style:name="P14" style:family="paragraph" style:parent-style-name="Text_20_body">
      <style:text-properties officeooo:rsid="0016d948" officeooo:paragraph-rsid="0016d948"/>
    </style:style>
    <style:style style:name="P15" style:family="paragraph" style:parent-style-name="Text_20_body">
      <style:text-properties style:font-name="Liberation Serif" fo:font-size="14pt" fo:font-weight="bold" officeooo:rsid="0016d948" officeooo:paragraph-rsid="00197819" style:font-name-asian="Noto Sans Mono CJK SC" style:font-size-asian="14pt" style:font-weight-asian="bold" style:font-name-complex="Liberation Mono" style:font-size-complex="14pt" style:font-weight-complex="bold"/>
    </style:style>
    <style:style style:name="P16" style:family="paragraph" style:parent-style-name="Text_20_body">
      <style:text-properties style:font-name="Liberation Serif" fo:font-size="14pt" fo:font-weight="bold" officeooo:rsid="0016d948" officeooo:paragraph-rsid="001a6ce4" style:font-name-asian="Noto Sans Mono CJK SC" style:font-size-asian="14pt" style:font-weight-asian="bold" style:font-name-complex="Liberation Mono" style:font-size-complex="14pt" style:font-weight-complex="bold"/>
    </style:style>
    <style:style style:name="P17" style:family="paragraph" style:parent-style-name="Text_20_body">
      <style:text-properties style:font-name="Liberation Serif" fo:font-size="14pt" fo:font-weight="bold" officeooo:rsid="0016d948" officeooo:paragraph-rsid="001b0a51" style:font-name-asian="Noto Sans Mono CJK SC" style:font-size-asian="14pt" style:font-weight-asian="bold" style:font-name-complex="Liberation Mono" style:font-size-complex="14pt" style:font-weight-complex="bold"/>
    </style:style>
    <style:style style:name="P18" style:family="paragraph" style:parent-style-name="Text_20_body">
      <style:text-properties officeooo:paragraph-rsid="001a6ce4"/>
    </style:style>
    <style:style style:name="P19" style:family="paragraph" style:parent-style-name="Text_20_body">
      <style:text-properties officeooo:paragraph-rsid="001b0a51"/>
    </style:style>
    <style:style style:name="P20" style:family="paragraph" style:parent-style-name="Text_20_body">
      <style:text-properties style:font-name="Liberation Mono" fo:font-size="10pt" fo:font-weight="normal" officeooo:rsid="0016d948" officeooo:paragraph-rsid="001b0a51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style:text-properties style:font-name="Liberation Mono" fo:font-size="10pt" officeooo:rsid="0016d948" officeooo:paragraph-rsid="00197819" style:font-name-asian="Noto Sans Mono CJK SC" style:font-size-asian="10pt" style:font-name-complex="Liberation Mono" style:font-size-complex="10pt"/>
    </style:style>
    <style:style style:name="P22" style:family="paragraph" style:parent-style-name="Text_20_body">
      <style:text-properties style:font-name="Liberation Serif" fo:font-size="14pt" fo:font-weight="bold" officeooo:rsid="0016d948" officeooo:paragraph-rsid="001b8137" style:font-name-asian="Noto Sans Mono CJK SC" style:font-size-asian="14pt" style:font-weight-asian="bold" style:font-name-complex="Liberation Mono" style:font-size-complex="14pt" style:font-weight-complex="bold"/>
    </style:style>
    <style:style style:name="P23" style:family="paragraph" style:parent-style-name="Text_20_body">
      <style:text-properties style:font-name="Liberation Mono" fo:font-size="10pt" fo:font-weight="normal" officeooo:rsid="0016d948" officeooo:paragraph-rsid="001b8137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178be6"/>
    </style:style>
    <style:style style:name="T2" style:family="text">
      <style:text-properties fo:font-size="10pt" fo:font-weight="normal" officeooo:rsid="001b0a51" style:font-size-asian="10pt" style:font-weight-asian="normal" style:font-size-complex="10pt" style:font-weight-complex="normal"/>
    </style:style>
    <style:style style:name="T3" style:family="text">
      <style:text-properties officeooo:rsid="00197819"/>
    </style:style>
    <style:style style:name="T4" style:family="text">
      <style:text-properties style:font-name="Liberation Mono" fo:font-size="10pt" fo:font-weight="normal" officeooo:rsid="00197819" style:font-size-asian="10pt" style:font-weight-asian="normal" style:font-size-complex="10pt" style:font-weight-complex="normal"/>
    </style:style>
    <style:style style:name="T5" style:family="text">
      <style:text-properties style:font-name="Liberation Mono" fo:font-size="10pt" fo:font-weight="normal" officeooo:rsid="001a6ce4" style:font-size-asian="10pt" style:font-weight-asian="normal" style:font-size-complex="10pt" style:font-weight-complex="normal"/>
    </style:style>
    <style:style style:name="T6" style:family="text">
      <style:text-properties style:font-name="Liberation Mono" fo:font-size="10pt" fo:font-weight="normal" officeooo:rsid="001b0a51" style:font-size-asian="10pt" style:font-weight-asian="normal" style:font-size-complex="10pt" style:font-weight-complex="normal"/>
    </style:style>
    <style:style style:name="T7" style:family="text">
      <style:text-properties style:font-name="Liberation Mono" fo:font-size="10pt" fo:font-weight="normal" officeooo:rsid="001b0a51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fo:font-weight="normal" officeooo:rsid="001a6ce4" style:font-weight-asian="normal" style:font-weight-complex="normal"/>
    </style:style>
    <style:style style:name="T9" style:family="text">
      <style:text-properties fo:font-weight="normal" officeooo:rsid="001b0a51" style:font-weight-asian="normal" style:font-weight-complex="normal"/>
    </style:style>
    <style:style style:name="T10" style:family="text">
      <style:text-properties fo:font-weight="normal" officeooo:rsid="001b8137" style:font-weight-asian="normal" style:font-weight-complex="normal"/>
    </style:style>
    <style:style style:name="T11" style:family="text">
      <style:text-properties officeooo:rsid="001a6ce4"/>
    </style:style>
    <style:style style:name="T12" style:family="text">
      <style:text-properties officeooo:rsid="001b0a51"/>
    </style:style>
    <style:style style:name="T13" style:family="text">
      <style:text-properties officeooo:rsid="001b81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Синтаксис языка B</text:h>
      <text:p text:style-name="P14">Язык <text:span text:style-name="Strong_20_Emphasis">B</text:span> - <text:span text:style-name="Strong_20_Emphasis"><text:span text:style-name="T1">C</text:span></text:span>-подобный язык</text:p>
      <text:p text:style-name="Text_20_body">Каждая команда заканчивается символом "<text:span text:style-name="Strong_20_Emphasis">;</text:span>"<text:line-break/>Типы данных - <text:span text:style-name="Strong_20_Emphasis">float, int, string, bool, stack</text:span><text:line-break/>Возможно явное приведение типов данных функциями <text:span text:style-name="Strong_20_Emphasis">float(), int(), str(), bool()</text:span>.</text:p>
      <text:h text:style-name="Heading_20_3" text:outline-level="3"><text:bookmark text:name="user-content-пример-явного-преобрзования-типов"/>Пример явного преобрзования типов</text:h>
      <text:p text:style-name="Preformatted_20_Text"><text:span text:style-name="Source_20_Text">string buf;</text:span></text:p>
      <text:p text:style-name="Preformatted_20_Text"><text:span text:style-name="Source_20_Text">int a;</text:span></text:p>
      <text:p text:style-name="P9"><text:span text:style-name="Source_20_Text">a = int(buf);</text:span></text:p>
      <text:h text:style-name="Heading_20_3" text:outline-level="3"><text:bookmark text:name="user-content-синтаксис-условной-дизъюнкции"/>Синтаксис <text:span text:style-name="T1">if-</text:span>услов<text:span text:style-name="T1">ия </text:span></text:h>
      <text:p text:style-name="P10"><text:span text:style-name="Source_20_Text"><text:span text:style-name="T1">if (&lt;условие&gt;){</text:span></text:span></text:p>
      <text:p text:style-name="P10"><text:span text:style-name="Source_20_Text"><text:span text:style-name="T1">&lt;действие&gt;</text:span></text:span></text:p>
      <text:p text:style-name="P10"><text:span text:style-name="Source_20_Text"><text:span text:style-name="T1">};</text:span></text:span></text:p>
      <text:p text:style-name="Text_20_body">В случае, когда условие истинно, выполняется <text:span text:style-name="T1">действие </text:span></text:p>
      <text:p text:style-name="Text_20_body">Логические операторы: <text:span text:style-name="Strong_20_Emphasis">AND, OR, XOR, NOT</text:span></text:p>
      <text:h text:style-name="P4" text:outline-level="3"><text:span text:style-name="Strong_20_Emphasis">Синтаксис </text:span><text:span text:style-name="Strong_20_Emphasis"><text:span text:style-name="T1">коснтрукции if-else </text:span></text:span></text:h>
      <text:p text:style-name="P10"><text:span text:style-name="Source_20_Text"><text:span text:style-name="T1">if (&lt;условие&gt;){</text:span></text:span></text:p>
      <text:p text:style-name="P10"><text:span text:style-name="Source_20_Text"><text:span text:style-name="T1">&lt;действие 1&gt;</text:span></text:span></text:p>
      <text:p text:style-name="P10"><text:span text:style-name="Source_20_Text"><text:span text:style-name="T1">}else{</text:span></text:span></text:p>
      <text:p text:style-name="P10"><text:span text:style-name="Source_20_Text"><text:span text:style-name="T1">&lt;действие 2&gt;</text:span></text:span></text:p>
      <text:p text:style-name="P10"><text:span text:style-name="Source_20_Text"><text:span text:style-name="T1">};</text:span></text:span></text:p>
      <text:p text:style-name="P13"><text:span text:style-name="Source_20_Text"><text:span text:style-name="T1">В случае, когда условие истинно, выполняется действие 1. В противном случае выполняется действие 2</text:span></text:span></text:p>
      <text:h text:style-name="P5" text:outline-level="3">Синтаксис конструкции if-else-if </text:h>
      <text:p text:style-name="P10"><text:span text:style-name="Source_20_Text"><text:span text:style-name="T1">if (&lt;условие 1&gt;){</text:span></text:span></text:p>
      <text:p text:style-name="P10"><text:span text:style-name="Source_20_Text"><text:span text:style-name="T1">&lt;действие 1&gt;</text:span></text:span></text:p>
      <text:p text:style-name="P10"><text:span text:style-name="Source_20_Text"><text:span text:style-name="T1">}else if (&lt;условие2&gt;){</text:span></text:span></text:p>
      <text:p text:style-name="P10"><text:span text:style-name="Source_20_Text"><text:span text:style-name="T1">&lt;действие 2&gt;</text:span></text:span></text:p>
      <text:p text:style-name="P11"><text:span text:style-name="Source_20_Text">};…</text:span></text:p>
      <text:p text:style-name="P11"><text:span text:style-name="Source_20_Text">}else if (&lt;условие N&gt;){</text:span></text:p>
      <text:p text:style-name="P11"><text:span text:style-name="Source_20_Text">&lt;действие N&gt;</text:span></text:p>
      <text:p text:style-name="P11"><text:soft-page-break/><text:span text:style-name="Source_20_Text">}else{</text:span></text:p>
      <text:p text:style-name="P11"><text:span text:style-name="Source_20_Text">}; </text:span></text:p>
      <text:h text:style-name="Heading_20_3" text:outline-level="3"><text:bookmark text:name="user-content-пример-логического-выражения"/>Пример логического выражения</text:h>
      <text:p text:style-name="Preformatted_20_Text"><text:span text:style-name="Source_20_Text">bool b</text:span></text:p>
      <text:p text:style-name="P12"><text:span text:style-name="Source_20_Text">b = ((True)AND(False));</text:span></text:p>
      <text:p text:style-name="P12"><text:line-break/><text:span text:style-name="T3">C</text:span>кобки обязательны для каждой элементарной операции. Приведем пример корректного арифметического выражения</text:p>
      <text:h text:style-name="Heading_20_3" text:outline-level="3"><text:bookmark text:name="user-content-корректное-арифметическое-выражение"/>Корректное арифметическое выражение</text:h>
      <text:p text:style-name="Preformatted_20_Text"><text:span text:style-name="Source_20_Text">float res; </text:span></text:p>
      <text:p text:style-name="P9"><text:span text:style-name="Source_20_Text">res = (((5^2) + 4) - 3);</text:span></text:p>
      <text:p text:style-name="P18">Арифметические операции: <text:span text:style-name="Strong_20_Emphasis">+</text:span>, <text:span text:style-name="Strong_20_Emphasis">-</text:span>, <text:span text:style-name="Strong_20_Emphasis">*</text:span>, <text:span text:style-name="Strong_20_Emphasis">/</text:span>, <text:span text:style-name="Strong_20_Emphasis"><text:span text:style-name="T11">^, </text:span></text:span><text:span text:style-name="Strong_20_Emphasis"><text:span text:style-name="T8">@</text:span></text:span></text:p>
      <text:p text:style-name="P18"><text:span text:style-name="Strong_20_Emphasis"><text:span text:style-name="T8">@ - целочисленное деление</text:span></text:span><text:line-break/>Оператор <text:span text:style-name="Strong_20_Emphasis">print</text:span> печатает выражение на экран</text:p>
      <text:h text:style-name="Heading_20_3" text:outline-level="3"><text:bookmark text:name="user-content-пример-использования-print"/>Пример использования print</text:h>
      <text:p text:style-name="P9"><text:span text:style-name="Source_20_Text">print("Hello world!\n");</text:span></text:p>
      <text:p text:style-name="Text_20_body"><text:span text:style-name="Emphasis">Примечание</text:span>: русский язык не поддерживается<text:line-break/>Оператор <text:span text:style-name="Strong_20_Emphasis">len</text:span> позволяет вычислить длину строки</text:p>
      <text:h text:style-name="Heading_20_3" text:outline-level="3"><text:bookmark text:name="user-content-пример-использования-len"/>Пример использования len</text:h>
      <text:p text:style-name="Preformatted_20_Text"><text:span text:style-name="Source_20_Text">int a; </text:span></text:p>
      <text:p text:style-name="Preformatted_20_Text"><text:span text:style-name="Source_20_Text">string buf; </text:span></text:p>
      <text:p text:style-name="Preformatted_20_Text"><text:span text:style-name="Source_20_Text">buf = "Hello world!";</text:span></text:p>
      <text:p text:style-name="P12"><text:span text:style-name="Source_20_Text">a = len(buf);</text:span></text:p>
      <text:p text:style-name="P12"><text:line-break/>Оператор <text:span text:style-name="Strong_20_Emphasis">index</text:span> позволяет определить индекс первого вхождения подстроки в строку</text:p>
      <text:h text:style-name="Heading_20_3" text:outline-level="3"><text:bookmark text:name="user-content-синтаксис-index"/>Синтаксис index</text:h>
      <text:p text:style-name="P9"><text:span text:style-name="Source_20_Text">index(&lt;строка&gt;, &lt;подстрока&gt;);</text:span></text:p>
      <text:h text:style-name="Heading_20_3" text:outline-level="3"><text:bookmark text:name="user-content-пример-использования-index"/>Пример использования index</text:h>
      <text:p text:style-name="Preformatted_20_Text"><text:span text:style-name="Source_20_Text">int a;</text:span></text:p>
      <text:p text:style-name="P9"><text:span text:style-name="Source_20_Text">a = index("banana", "nan");</text:span></text:p>
      <text:p text:style-name="Text_20_body">В случае отсуствия вхождения <text:span text:style-name="Strong_20_Emphasis">index</text:span> возвращает -1.<text:line-break/><text:line-break/>Оператор <text:span text:style-name="Strong_20_Emphasis">is_letter</text:span> возвращает True в случае, когда аргумент является буквой и False в противном случае</text:p>
      <text:h text:style-name="Heading_20_3" text:outline-level="3"><text:bookmark text:name="user-content-синтаксис-is_letter"/><text:soft-page-break/>Синтаксис is_letter</text:h>
      <text:p text:style-name="P9"><text:span text:style-name="Source_20_Text">is_letter(&lt;символ&gt;)</text:span></text:p>
      <text:h text:style-name="Heading_20_3" text:outline-level="3"><text:bookmark text:name="user-content-пример-использования-is_letter"/>Пример использования is_letter</text:h>
      <text:p text:style-name="Preformatted_20_Text"><text:span text:style-name="Source_20_Text">bool a;</text:span></text:p>
      <text:p text:style-name="Preformatted_20_Text"><text:span text:style-name="Source_20_Text">a = is_letter("b");</text:span></text:p>
      <text:p text:style-name="Preformatted_20_Text"><text:span text:style-name="Source_20_Text">string buf;</text:span></text:p>
      <text:p text:style-name="Preformatted_20_Text"><text:span text:style-name="Source_20_Text">buf = str(a);</text:span></text:p>
      <text:p text:style-name="Preformatted_20_Text"><text:span text:style-name="Source_20_Text">print(buf);</text:span></text:p>
      <text:p text:style-name="P9"><text:span text:style-name="Source_20_Text">print("\n");</text:span></text:p>
      <text:p text:style-name="Text_20_body">Аналогично работает оператор <text:span text:style-name="Strong_20_Emphasis">is_digit</text:span>, возвращающий значение True в случае, когда символ является цифрой и возвращающий False в противном случае. </text:p>
      <text:h text:style-name="Heading_20_3" text:outline-level="3"><text:bookmark text:name="user-content-пример-использования-пользовательского-стека"/>Пример использования пользовательского стека</text:h>
      <text:p text:style-name="Preformatted_20_Text"><text:span text:style-name="Source_20_Text">stack my_stack; </text:span></text:p>
      <text:p text:style-name="Preformatted_20_Text"><text:span text:style-name="Source_20_Text">my_stack.push(5);</text:span></text:p>
      <text:p text:style-name="Preformatted_20_Text"><text:span text:style-name="Source_20_Text">my_stack.push("Hello world!"); </text:span></text:p>
      <text:p text:style-name="Preformatted_20_Text"><text:span text:style-name="Source_20_Text">string buf; </text:span></text:p>
      <text:p text:style-name="Preformatted_20_Text"><text:span text:style-name="Source_20_Text">my_stack.pop(buf);</text:span></text:p>
      <text:p text:style-name="Preformatted_20_Text"><text:span text:style-name="Source_20_Text">print(buf);</text:span></text:p>
      <text:p text:style-name="Preformatted_20_Text"><text:span text:style-name="Source_20_Text">print("\n");</text:span></text:p>
      <text:p text:style-name="Preformatted_20_Text"><text:span text:style-name="Source_20_Text">int a; </text:span></text:p>
      <text:p text:style-name="Preformatted_20_Text"><text:span text:style-name="Source_20_Text">my_stack.pop(a); </text:span></text:p>
      <text:p text:style-name="Preformatted_20_Text"><text:span text:style-name="Source_20_Text">buf = str(a); </text:span></text:p>
      <text:p text:style-name="Preformatted_20_Text"><text:span text:style-name="Source_20_Text">print(buf);</text:span></text:p>
      <text:p text:style-name="P12"><text:span text:style-name="Source_20_Text">print("\n");</text:span></text:p>
      <text:p text:style-name="P12"><text:line-break/>Логические значения: <text:span text:style-name="Strong_20_Emphasis">True</text:span> и <text:span text:style-name="Strong_20_Emphasis">False</text:span><text:line-break/>Операции сравнения: <text:span text:style-name="Strong_20_Emphasis">&lt;, &lt;=, ==, &gt;=, &gt;</text:span><text:line-break/>Примечание: операция "!=" отсутствует. Вместо этого стоит использовать оператор <text:span text:style-name="Strong_20_Emphasis">NOT</text:span></text:p>
      <text:p text:style-name="Text_20_body">Для ввода данных используется оператор <text:span text:style-name="Strong_20_Emphasis">input</text:span></text:p>
      <text:h text:style-name="Heading_20_3" text:outline-level="3"><text:bookmark text:name="user-content-пример-использования-input"/>Пример использования input</text:h>
      <text:p text:style-name="Preformatted_20_Text"><text:span text:style-name="Source_20_Text">string buf; </text:span></text:p>
      <text:p text:style-name="P9"><text:span text:style-name="Source_20_Text">input(buf);</text:span></text:p>
      <text:h text:style-name="P1" text:outline-level="3"><text:span text:style-name="Strong_20_Emphasis">Использование импорта</text:span></text:h>
      <text:p text:style-name="Preformatted_20_Text"><text:span text:style-name="Source_20_Text">#import "stdlib/strings.b"</text:span></text:p>
      <text:p text:style-name="Preformatted_20_Text"/>
      <text:p text:style-name="Preformatted_20_Text"><text:span text:style-name="Source_20_Text">void main(){</text:span></text:p>
      <text:p text:style-name="Preformatted_20_Text"><text:span text:style-name="Source_20_Text">println("Hello world!");</text:span></text:p>
      <text:p text:style-name="Preformatted_20_Text"><text:span text:style-name="Source_20_Text">};</text:span></text:p>
      <text:p text:style-name="Preformatted_20_Text"/>
      <text:p text:style-name="P9"><text:span text:style-name="Source_20_Text">main();</text:span></text:p>
      <text:h text:style-name="P3" text:outline-level="3"><text:span text:style-name="Strong_20_Emphasis"><text:span text:style-name="T3">Цикл for</text:span></text:span></text:h>
      <text:p text:style-name="P21"><text:span text:style-name="Source_20_Text"><text:span text:style-name="T3">for (&lt;объявление переменной&gt;; &lt;инициализация переменной&gt;; &lt;условие&gt;; &lt;изменение переменной&gt;){</text:span></text:span></text:p>
      <text:p text:style-name="P21"><text:span text:style-name="Source_20_Text">...</text:span></text:p>
      <text:p text:style-name="P21"><text:soft-page-break/><text:span text:style-name="Source_20_Text"><text:span text:style-name="T3">};</text:span></text:span></text:p>
      <text:p text:style-name="P21"><text:span text:style-name="Source_20_Text"/></text:p>
      <text:p text:style-name="P21"><text:span text:style-name="Source_20_Text"><text:span text:style-name="T3">В случае отсутствия какой-либо команды ставится print(«») - аналог nop </text:span></text:span></text:p>
      <text:p text:style-name="P21"><text:span text:style-name="Source_20_Text"/></text:p>
      <text:p text:style-name="P21"><text:span text:style-name="Strong_20_Emphasis"/></text:p>
      <text:h text:style-name="P6" text:outline-level="3"><text:span text:style-name="Strong_20_Emphasis"><text:span text:style-name="T3">Пример цикла for </text:span></text:span></text:h>
      <text:p text:style-name="P15"><text:span text:style-name="Strong_20_Emphasis"><text:span text:style-name="T4">for (int i; i = 0; i &lt; 5; i = (i + 1)){</text:span></text:span></text:p>
      <text:p text:style-name="P15"><text:span text:style-name="Strong_20_Emphasis"><text:span text:style-name="T4">...</text:span></text:span></text:p>
      <text:p text:style-name="P15"><text:span text:style-name="Strong_20_Emphasis"><text:span text:style-name="T4">}; <text:s/></text:span></text:span></text:p>
      <text:h text:style-name="P6" text:outline-level="3"><text:span text:style-name="Strong_20_Emphasis"><text:span text:style-name="T3">Цикл while </text:span></text:span></text:h>
      <text:p text:style-name="P15"><text:span text:style-name="Strong_20_Emphasis"><text:span text:style-name="T4">while (&lt;условие&gt;){</text:span></text:span></text:p>
      <text:p text:style-name="P15"><text:span text:style-name="Strong_20_Emphasis"><text:span text:style-name="T4">…</text:span></text:span></text:p>
      <text:p text:style-name="P15"><text:span text:style-name="Strong_20_Emphasis"><text:span text:style-name="T4">};</text:span></text:span></text:p>
      <text:h text:style-name="P6" text:outline-level="3"><text:span text:style-name="Strong_20_Emphasis"><text:span text:style-name="T3">Цикл do-while</text:span></text:span></text:h>
      <text:p text:style-name="P15"><text:span text:style-name="Strong_20_Emphasis"><text:span text:style-name="T4">do{</text:span></text:span></text:p>
      <text:p text:style-name="P15"><text:span text:style-name="Strong_20_Emphasis"><text:span text:style-name="T4">…</text:span></text:span></text:p>
      <text:p text:style-name="P15"><text:span text:style-name="Strong_20_Emphasis"><text:span text:style-name="T4">}while (&lt;условие&gt;);</text:span></text:span></text:p>
      <text:h text:style-name="P6" text:outline-level="3"><text:span text:style-name="Strong_20_Emphasis"><text:span text:style-name="T3">Функция reg_find </text:span></text:span></text:h>
      <text:p text:style-name="P15"><text:span text:style-name="Strong_20_Emphasis"><text:span text:style-name="T4">reg_find(&lt;регулярное выражение&gt;, &lt;строка&gt;);</text:span></text:span></text:p>
      <text:p text:style-name="P15"><text:span text:style-name="Strong_20_Emphasis"><text:span text:style-name="T4">Регулярные выражения подчиняются тем же правилам, что и регулярные выражение на языке Go. </text:span></text:span></text:p>
      <text:p text:style-name="P15"><text:span text:style-name="Strong_20_Emphasis"><text:span text:style-name="T4">reg_find выполняет поиск по регулярному выражению в строке и возвращает стек стеков, в которых содержатся индексы начала и конца найденного выражения.</text:span></text:span></text:p>
      <text:h text:style-name="P7" text:outline-level="3"><text:span text:style-name="Strong_20_Emphasis"><text:span text:style-name="T11">Комментарии </text:span></text:span></text:h>
      <text:p text:style-name="P16"><text:span text:style-name="Strong_20_Emphasis"><text:span text:style-name="T4">// </text:span></text:span><text:span text:style-name="Strong_20_Emphasis"><text:span text:style-name="T5">однострочный комментарий </text:span></text:span></text:p>
      <text:p text:style-name="P16"><text:span text:style-name="Strong_20_Emphasis"><text:span text:style-name="T5">/*</text:span></text:span></text:p>
      <text:p text:style-name="P16"><text:span text:style-name="Strong_20_Emphasis"><text:span text:style-name="T5">многострочный </text:span></text:span></text:p>
      <text:p text:style-name="P16"><text:span text:style-name="Strong_20_Emphasis"><text:span text:style-name="T5">комментарий </text:span></text:span></text:p>
      <text:p text:style-name="P16"><text:span text:style-name="Strong_20_Emphasis"><text:span text:style-name="T5">*/</text:span></text:span></text:p>
      <text:h text:style-name="P8" text:outline-level="3"><text:span text:style-name="Strong_20_Emphasis"><text:span text:style-name="T12">Срез строки </text:span></text:span></text:h>
      <text:p text:style-name="P17"><text:span text:style-name="Strong_20_Emphasis"><text:span text:style-name="T6">string a;</text:span></text:span></text:p>
      <text:p text:style-name="P19"><text:span text:style-name="Strong_20_Emphasis"><text:span text:style-name="T7">a = </text:span></text:span><text:span text:style-name="Strong_20_Emphasis"><text:span text:style-name="Source_20_Text"><text:span text:style-name="T2">"banana";</text:span></text:span></text:span></text:p>
      <text:p text:style-name="P17"><text:span text:style-name="Strong_20_Emphasis"><text:span text:style-name="T6">print((a[2:5] + «\n»)); // nan </text:span></text:span></text:p>
      <text:h text:style-name="P7" text:outline-level="3"><text:span text:style-name="Strong_20_Emphasis"><text:span text:style-name="T11">Примечания </text:span></text:span></text:h>
      <text:p text:style-name="P16"><text:span text:style-name="Strong_20_Emphasis"><text:span text:style-name="T5">1. Когда внутри стека лежат стеки и только стеки, то завершается такой стек стеков пустым стеком по умолчанию</text:span></text:span></text:p>
      <text:p text:style-name="P16"><text:soft-page-break/><text:span text:style-name="Strong_20_Emphasis"><text:span text:style-name="T5">2. Когда внутри стека не лежит ни одного стека, то стек завершается ключевым словом «end» по умолчанию</text:span></text:span></text:p>
      <text:p text:style-name="P16"><text:span text:style-name="Strong_20_Emphasis"><text:span text:style-name="T5">3. Когда внутри стека есть как стеки, так и другие данные, то при извлечении элемента, следующего за последним, извлекается пустой стек, в случае считывания в стек; «end» в случае считывания в строковую переменную</text:span></text:span></text:p>
      <text:p text:style-name="P16"><text:span text:style-name="Strong_20_Emphasis"><text:span text:style-name="T5">4. True и False могут начинаться как с прописной, так и со строчной буквы, при приведении значения типа bool к строке. При этом сами значения типа bool обязательно начинаются с прописной буквы</text:span></text:span></text:p>
      <text:p text:style-name="P16"><text:span text:style-name="Strong_20_Emphasis"><text:span text:style-name="T5">5. Максимальная глубина стека рекурсии — 128</text:span></text:span></text:p>
      <text:p text:style-name="P16"><text:span text:style-name="Strong_20_Emphasis"><text:span text:style-name="T5">6. При использовании ключевого слова «import» глобальные переменные внутри файла НЕ импортируются. Импортируются только функции</text:span></text:span></text:p>
      <text:p text:style-name="P17"><text:span text:style-name="Strong_20_Emphasis"><text:span text:style-name="T6">7. Срез строки не может быть применен к срезу строки. Необходимо сохранить срез в отдельную строку, после чего применить срез </text:span></text:span></text:p>
      <text:h text:style-name="P8" text:outline-level="3"><text:span text:style-name="Strong_20_Emphasis"><text:span text:style-name="T11">Пр</text:span></text:span><text:span text:style-name="Strong_20_Emphasis"><text:span text:style-name="T12">едостережение </text:span></text:span></text:h>
      <text:p text:style-name="P20"><text:span text:style-name="Strong_20_Emphasis"><text:span text:style-name="T9">В настоящее время компилятор не обеспечивает стабильной работы с именами, содержащими ключевые слова в своем написании</text:span></text:span></text:p>
      <text:h text:style-name="P8" text:outline-level="3"><text:span text:style-name="Strong_20_Emphasis"><text:span text:style-name="T12">Рекомендация</text:span></text:span></text:h>
      <text:p text:style-name="P20"><text:span text:style-name="Strong_20_Emphasis"><text:span text:style-name="T9">Использовать нотацию «змейка», вместо «верблюда», то есть</text:span></text:span><text:span text:style-name="Strong_20_Emphasis"><text:span text:style-name="T6"> </text:span></text:span><text:span text:style-name="Strong_20_Emphasis"><text:span text:style-name="T9">лучше использовать имя, например, var_name, вместо varName для какой-либо переменной </text:span></text:span></text:p>
      <text:p text:style-name="P22"><text:span text:style-name="Strong_20_Emphasis"><text:span text:style-name="T13">Примеры </text:span></text:span></text:p>
      <text:p text:style-name="P23"><text:span text:style-name="Strong_20_Emphasis"><text:span text:style-name="T10">Примеры использования языка B доступны в папке examples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3:59:49.302333718</meta:creation-date>
    <dc:date>2023-03-08T15:39:29.696740460</dc:date>
    <meta:editing-duration>PT13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133" meta:word-count="633" meta:character-count="4493" meta:non-whitespace-character-count="3953"/>
  </office:meta>
</office:document-meta>
</file>